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Roboto Mono', 'Andale Mono', 'Ubuntu Mono', monospac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'Helvetica Neue', Helvetica, Roboto, Oxygen, Ubuntu, Cantarell, 'Fira Sans', 'Droid Sans', sans-serif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0%" fo:text-align="start" style:justify-single-word="false" fo:orphans="2" fo:widows="2" fo:text-indent="0in" style:auto-text-indent="false" fo:padding="0in" fo:border="none" style:writing-mode="lr-tb"/>
    </style:style>
    <style:style style:name="P2" style:family="paragraph" style:parent-style-name="Preformatted_20_Text">
      <style:text-properties officeooo:rsid="00129e01" officeooo:paragraph-rsid="00129e01"/>
    </style:style>
    <style:style style:name="P3" style:family="paragraph" style:parent-style-name="Preformatted_20_Text" style:list-style-name="L3"/>
    <style:style style:name="P4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100f56" officeooo:paragraph-rsid="00100f56"/>
    </style:style>
    <style:style style:name="P7" style:family="paragraph" style:parent-style-name="Text_20_body" style:list-style-name="L2"/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officeooo:rsid="00100f56" officeooo:paragraph-rsid="00100f56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text-properties officeooo:rsid="00129e01" officeooo:paragraph-rsid="00129e01"/>
    </style:style>
    <style:style style:name="P11" style:family="paragraph" style:parent-style-name="Text_20_body">
      <style:text-properties officeooo:paragraph-rsid="00129e01"/>
    </style:style>
    <style:style style:name="P12" style:family="paragraph" style:parent-style-name="Text_20_body" style:list-style-name="L3"/>
    <style:style style:name="T1" style:family="text">
      <style:text-properties fo:font-variant="normal" fo:text-transform="none" fo:color="#141414" loext:opacity="100%" style:font-name="inherit" fo:font-size="9.75pt" fo:letter-spacing="normal" fo:font-style="normal" fo:font-weight="normal"/>
    </style:style>
    <style:style style:name="T2" style:family="text">
      <style:text-properties fo:font-variant="normal" fo:text-transform="none" fo:color="#141414" loext:opacity="100%" style:font-name="Segoe UI" fo:font-size="12pt" fo:letter-spacing="normal" fo:font-style="normal" fo:font-weight="normal"/>
    </style:style>
    <style:style style:name="T3" style:family="text">
      <style:text-properties officeooo:rsid="00129e0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$ sudo pkg install xorg &lt;window-manager-of-your-choice&gt;</text:span></text:span></text:p>
      <text:p text:style-name="P1"><text:span text:style-name="Source_20_Text"><text:span text:style-name="T1">$ echo "exec &lt;window-manager-of-your-choice&gt;" &gt; ~/.xinitrc</text:span></text:span></text:p>
      <text:p text:style-name="P1"><text:span text:style-name="Source_20_Text"><text:span text:style-name="T1">$ startx</text:span></text:span></text:p>
      <text:p text:style-name="Standard"/>
      <text:p text:style-name="Standard"/>
      <text:p text:style-name="Standard"/>
      <text:p text:style-name="P5"><text:span text:style-name="T2">But that is not the job of the installer; the installer should end at "you have a fully functional system, if you want anything else, go to the handbook"</text:span><text:line-break/></text:p>
      <text:p text:style-name="P5"/>
      <text:p text:style-name="P6">use git instead or with merkel tree?<text:line-break/>Which will allow for selective folder</text:p>
      <text:p text:style-name="P8"><text:span text:style-name="Strong_20_Emphasis">Operation</text:span>: <text:span text:style-name="Source_20_Text">git rebase</text:span> re-applies commits from one branch onto another, essentially replaying the changes from the source branch on top of the target branch's history.</text:p>
      <text:list text:style-name="L2">
        <text:list-item>
          <text:p text:style-name="P7"><text:span text:style-name="Strong_20_Emphasis">Result</text:span>: The history is rewritten as if the changes were made sequentially after the target branch's commits. This makes the commit history linear and cleaner.<text:line-break/><text:line-break/></text:p>
        </text:list-item>
      </text:list>
      <text:p text:style-name="Text_20_body"/>
      <text:p text:style-name="P11"><text:line-break/><text:span text:style-name="T3">earth atmosphere circuit neg charged ionosphere from cosmic radiation? earth positive charged? How to cause with manipulation potential earth as leyden jar ionized air? Particle stream to ionize?</text:span></text:p>
      <text:p text:style-name="P10">Electromagnetism is strongest when electrons change direction coils? Prymid? </text:p>
      <text:p text:style-name="P10"/>
      <text:p text:style-name="P10">Collum microwave reflected low frequency radiation sources?</text:p>
      <text:p text:style-name="P10"/>
      <text:p text:style-name="P11"/>
      <text:p text:style-name="P11"><text:span text:style-name="T3">Time reverse wave interferometry – cant produce more energy then you put in? Misleading phased aray radar – cross beam over horizon. Cross beam ground. Carrier signals for man made waves? </text:span></text:p>
      <text:p text:style-name="P11"><text:span text:style-name="T3">Cossed beams as weapons..dump energy potential of 2x 100+ square meter phased array with arbitary direction to vaporize objects. Seems to be an orb of light. Like a sheild of light. <text:s/>Time arbitrary direction energy around object only.<text:line-break/></text:span></text:p>
      <text:p text:style-name="P10">cross beam over the horizon radar</text:p>
      <text:p text:style-name="P10"/>
      <text:p text:style-name="P10">white papers</text:p>
      <text:p text:style-name="P10">fusion in solid materials</text:p>
      <text:p text:style-name="P10"><text:soft-page-break/>lattice confignment fusions </text:p>
      <text:p text:style-name="P2"><text:span text:style-name="Source_20_Text">uname -a</text:span></text:p>
      <text:p text:style-name="P10"/>
      <text:p text:style-name="P10"/>
      <text:p text:style-name="P10"><text:span text:style-name="Strong_20_Emphasis">Adding Files to the Image:</text:span></text:p>
      <text:list text:style-name="L3">
        <text:list-item>
          <text:p text:style-name="P12">To ensure that custom files are included in the final image, you can use the <text:span text:style-name="Source_20_Text">EXTRAPLACE</text:span> mechanism in the <text:span text:style-name="Source_20_Text">release.conf</text:span> file. Set <text:span text:style-name="Source_20_Text">EXTRAPLACE</text:span> to a directory containing the files you want to add, and they will be copied into the release image. For example:</text:p>
          <text:p text:style-name="P3">sh</text:p>
          <text:p text:style-name="P3">Copy code</text:p>
          <text:p text:style-name="P4"><text:span text:style-name="Source_20_Text">EXTRAPLACE=/path/to/extra/files</text:span></text:p>
        </text:list-item>
      </text:list>
      <text:p text:style-name="P10"/>
      <text:p text:style-name="P9">To achieve the desired behavior when you run `notes`, you can create a shell script that launches `NotepadNext` using `nohup` and redirects the output. Here's how you can do it:</text:p>
      <text:p text:style-name="Text_20_body"/>
      <text:p text:style-name="Text_20_body">1. **Create the Shell Script:**</text:p>
      <text:p text:style-name="Text_20_body"/>
      <text:p text:style-name="Text_20_body"><text:s text:c="3"/>Create a file named `notes` in a directory that is in your PATH (e.g., `/usr/local/bin`).</text:p>
      <text:p text:style-name="Text_20_body"/>
      <text:p text:style-name="Text_20_body"><text:s text:c="3"/>```sh</text:p>
      <text:p text:style-name="Text_20_body"><text:s text:c="3"/>sudo nano /usr/local/bin/notes</text:p>
      <text:p text:style-name="Text_20_body"><text:s text:c="3"/>```</text:p>
      <text:p text:style-name="Text_20_body"/>
      <text:p text:style-name="Text_20_body">2. **Add the Script Content:**</text:p>
      <text:p text:style-name="Text_20_body"/>
      <text:p text:style-name="Text_20_body"><text:s text:c="3"/>Add the following content to the script:</text:p>
      <text:p text:style-name="Text_20_body"/>
      <text:p text:style-name="Text_20_body"><text:s text:c="3"/>```sh</text:p>
      <text:p text:style-name="Text_20_body"><text:s text:c="3"/>#!/bin/sh</text:p>
      <text:p text:style-name="Text_20_body"><text:s text:c="3"/>nohup /usr/local/bin/NotepadNext &amp;&gt; /dev/null &amp;</text:p>
      <text:p text:style-name="Text_20_body"><text:s text:c="3"/>```</text:p>
      <text:p text:style-name="Text_20_body"/>
      <text:p text:style-name="Text_20_body">3. **Make the Script Executable:**</text:p>
      <text:p text:style-name="Text_20_body"/>
      <text:p text:style-name="Text_20_body"><text:s text:c="3"/>Make the script executable by running:</text:p>
      <text:p text:style-name="Text_20_body"/>
      <text:p text:style-name="Text_20_body"><text:s text:c="3"/>```sh</text:p>
      <text:p text:style-name="Text_20_body"><text:s text:c="3"/>sudo chmod +x /usr/local/bin/notes</text:p>
      <text:p text:style-name="Text_20_body"><text:s text:c="3"/>```</text:p>
      <text:p text:style-name="Text_20_body"/>
      <text:p text:style-name="Text_20_body">Now, when you run `notes` from the command line, it will execute the script, which in turn runs `NotepadNext` detached from the terminal and suppresses all outpu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Roboto Mono', 'Andale Mono', 'Ubuntu Mono', monospac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'Helvetica Neue', Helvetica, Roboto, Oxygen, Ubuntu, Cantarell, 'Fira Sans', 'Droid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20:33:27.333905837</meta:creation-date>
    <dc:date>2024-07-31T07:22:42.093980742</dc:date>
    <meta:editing-duration>PT2H52M29S</meta:editing-duration>
    <meta:editing-cycles>4</meta:editing-cycles>
    <meta:generator>LibreOffice/24.2.4.2$FreeBSD_X86_64 LibreOffice_project/420$Build-2</meta:generator>
    <meta:document-statistic meta:table-count="0" meta:image-count="0" meta:object-count="0" meta:page-count="3" meta:paragraph-count="40" meta:word-count="411" meta:character-count="2646" meta:non-whitespace-character-count="2230"/>
  </office:meta>
</office:document-meta>
</file>